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 style:list-style-name="L1">
      <style:text-properties officeooo:rsid="00265ec9" officeooo:paragraph-rsid="00265ec9"/>
    </style:style>
    <style:style style:name="P4" style:family="paragraph" style:parent-style-name="Standard" style:list-style-name="L2">
      <style:text-properties officeooo:rsid="00265ec9" officeooo:paragraph-rsid="00265ec9"/>
    </style:style>
    <style:style style:name="P5" style:family="paragraph" style:parent-style-name="Standard" style:list-style-name="L3">
      <style:text-properties officeooo:rsid="00265ec9" officeooo:paragraph-rsid="00265ec9"/>
    </style:style>
    <style:style style:name="P6" style:family="paragraph" style:parent-style-name="Standard" style:list-style-name="L4">
      <style:text-properties officeooo:rsid="00265ec9" officeooo:paragraph-rsid="00265ec9"/>
    </style:style>
    <style:style style:name="P7" style:family="paragraph" style:parent-style-name="Standard" style:list-style-name="L2">
      <style:text-properties officeooo:rsid="0027b8cd" officeooo:paragraph-rsid="0027b8cd"/>
    </style:style>
    <style:style style:name="P8" style:family="paragraph" style:parent-style-name="Standard" style:list-style-name="L4">
      <style:text-properties officeooo:rsid="0027b8cd" officeooo:paragraph-rsid="0027b8cd"/>
    </style:style>
    <style:style style:name="P9" style:family="paragraph" style:parent-style-name="Standard" style:list-style-name="L4">
      <style:text-properties officeooo:rsid="002be585" officeooo:paragraph-rsid="002be585"/>
    </style:style>
    <style:style style:name="P10" style:family="paragraph" style:parent-style-name="Standard" style:list-style-name="L4">
      <style:text-properties officeooo:rsid="002a90ad" officeooo:paragraph-rsid="002a90ad"/>
    </style:style>
    <style:style style:name="P11" style:family="paragraph" style:parent-style-name="Standard" style:list-style-name="L4">
      <style:text-properties officeooo:rsid="002ce5c7" officeooo:paragraph-rsid="002ce5c7"/>
    </style:style>
    <style:style style:name="P12" style:family="paragraph" style:parent-style-name="Standard" style:list-style-name="L2">
      <style:text-properties officeooo:rsid="002e5f3a" officeooo:paragraph-rsid="002e5f3a"/>
    </style:style>
    <style:style style:name="P13" style:family="paragraph" style:parent-style-name="Standard" style:list-style-name="L4">
      <style:text-properties officeooo:rsid="002e5f3a" officeooo:paragraph-rsid="002e5f3a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2131504097" text:style-name="L1">
        <text:list-item>
          <text:p text:style-name="P3">Pessoas</text:p>
          <text:list>
            <text:list-item>
              <text:p text:style-name="P3">Clientes</text:p>
            </text:list-item>
          </text:list>
        </text:list-item>
      </text:list>
      <text:list xml:id="list1434802384" text:style-name="L2">
        <text:list-item>
          <text:p text:style-name="P4">Fornecedores</text:p>
        </text:list-item>
        <text:list-item>
          <text:p text:style-name="P4">Usuários</text:p>
        </text:list-item>
        <text:list-item>
          <text:p text:style-name="P7">Médicos</text:p>
        </text:list-item>
        <text:list-item>
          <text:p text:style-name="P12">Fabricante</text:p>
        </text:list-item>
      </text:list>
      <text:list xml:id="list966483506" text:style-name="L3">
        <text:list-item>
          <text:p text:style-name="P5">Produtos</text:p>
        </text:list-item>
      </text:list>
      <text:list xml:id="list3999507155" text:style-name="L4">
        <text:list-item>
          <text:p text:style-name="P6">Transação financeira</text:p>
        </text:list-item>
        <text:list-item>
          <text:p text:style-name="P8">Receitas médicas</text:p>
        </text:list-item>
        <text:list-item>
          <text:p text:style-name="P8">Nota Fiscal</text:p>
        </text:list-item>
        <text:list-item>
          <text:p text:style-name="P11">Categoria de produtos</text:p>
        </text:list-item>
        <text:list-item>
          <text:p text:style-name="P10">Estoque</text:p>
        </text:list-item>
        <text:list-item>
          <text:p text:style-name="P10">Tabela farmacêutica</text:p>
        </text:list-item>
        <text:list-item>
          <text:p text:style-name="P13">CID</text:p>
        </text:list-item>
        <text:list-item>
          <text:p text:style-name="P9">Caixa</text:p>
        </text:list-item>
      </text:list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32:12.508000000</meta:creation-date>
    <dc:date>2017-10-17T20:28:38.156000000</dc:date>
    <meta:editing-duration>PT4H51M46S</meta:editing-duration>
    <meta:editing-cycles>9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6" meta:word-count="279" meta:character-count="1750" meta:non-whitespace-character-count="1494"/>
  </office:meta>
</office:document-meta>
</file>